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3.056cm" draw:shadow="hidden" draw:shadow-offset-x="0.203cm" draw:shadow-offset-y="0.2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2.421cm" draw:shadow="hidden" draw:shadow-offset-x="0.203cm" draw:shadow-offset-y="0.20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2.294cm" draw:shadow="hidden" draw:shadow-offset-x="0.203cm" draw:shadow-offset-y="0.203cm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2.54cm" svg:x="1.254cm" svg:y="2.362cm">
          <text:p text:style-name="P1">Suscepti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2.54cm" svg:x="6.842cm" svg:y="2.362cm">
          <text:p text:style-name="P1">Expos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54cm" svg:x="12.049cm" svg:y="2.362cm">
          <text:p text:style-name="P1">Infect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54cm" svg:x="16.875cm" svg:y="2.235cm">
          <text:p text:style-name="P1">Recovere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37cm" svg:y1="3.505cm" svg:x2="6.715cm" svg:y2="3.505cm">
          <text:p/>
        </draw:line>
        <draw:line draw:style-name="gr4" draw:text-style-name="P1" draw:layer="layout" svg:x1="9.89cm" svg:y1="3.505cm" svg:x2="11.922cm" svg:y2="3.505cm">
          <text:p/>
        </draw:line>
        <draw:line draw:style-name="gr4" draw:text-style-name="P1" draw:layer="layout" svg:x1="15.097cm" svg:y1="3.505cm" svg:x2="16.875cm" svg:y2="3.505cm">
          <text:p/>
        </draw:line>
        <draw:frame draw:style-name="gr5" draw:layer="layout" svg:width="1.387cm" svg:height="0.954cm" svg:x="5.064cm" svg:y="2.489cm">
          <draw:text-box>
            <text:p>0.5</text:p>
          </draw:text-box>
        </draw:frame>
        <draw:frame draw:style-name="gr6" draw:layer="layout" svg:width="1.387cm" svg:height="0.954cm" svg:x="10.017cm" svg:y="2.424cm">
          <draw:text-box>
            <text:p>0.2</text:p>
          </draw:text-box>
        </draw:frame>
        <draw:frame draw:style-name="gr5" draw:layer="layout" svg:width="1.387cm" svg:height="0.954cm" svg:x="15.107cm" svg:y="2.424cm">
          <draw:text-box>
            <text:p>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1:28:02.437604000</meta:creation-date>
    <dc:date>2014-09-24T11:38:39.364665000</dc:date>
    <meta:editing-duration>PT10M38S</meta:editing-duration>
    <meta:editing-cycles>1</meta:editing-cycles>
    <meta:document-statistic meta:object-count="10"/>
    <meta:generator>LibreOffice/4.3.0.4$MacOSX_X86_64 LibreOffice_project/62ad5818884a2fc2e5780dd45466868d41009ec0</meta:generator>
  </office:meta>
</office:document-meta>
</file>